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officeooo:rsid="0009bfc3" officeooo:paragraph-rsid="0009bfc3"/>
    </style:style>
    <style:style style:name="P6" style:family="paragraph" style:parent-style-name="Standard">
      <style:text-properties style:font-name="Times New Roman" fo:font-weight="bold" officeooo:paragraph-rsid="0011d4c7" style:font-weight-asian="bold" style:font-weight-complex="bold"/>
    </style:style>
    <style:style style:name="P7" style:family="paragraph" style:parent-style-name="Standard">
      <style:text-properties style:font-name="Times New Roman" officeooo:paragraph-rsid="0012e265"/>
    </style:style>
    <style:style style:name="T1" style:family="text">
      <style:text-properties officeooo:rsid="000ac9b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bc2cf"/>
    </style:style>
    <style:style style:name="T4" style:family="text">
      <style:text-properties officeooo:rsid="000c9d54"/>
    </style:style>
    <style:style style:name="T5" style:family="text">
      <style:text-properties officeooo:rsid="000d58dd"/>
    </style:style>
    <style:style style:name="T6" style:family="text">
      <style:text-properties officeooo:rsid="000da471"/>
    </style:style>
    <style:style style:name="T7" style:family="text">
      <style:text-properties officeooo:rsid="000dacd9"/>
    </style:style>
    <style:style style:name="T8" style:family="text">
      <style:text-properties officeooo:rsid="000ebc65"/>
    </style:style>
    <style:style style:name="T9" style:family="text">
      <style:text-properties officeooo:rsid="000fadd8"/>
    </style:style>
    <style:style style:name="T10" style:family="text">
      <style:text-properties officeooo:rsid="0010100d"/>
    </style:style>
    <style:style style:name="T11" style:family="text">
      <style:text-properties officeooo:rsid="0011d4c7"/>
    </style:style>
    <style:style style:name="T12" style:family="text">
      <style:text-properties fo:font-weight="normal" officeooo:rsid="0011d4c7" style:font-weight-asian="normal" style:font-weight-complex="normal"/>
    </style:style>
    <style:style style:name="T13" style:family="text">
      <style:text-properties officeooo:rsid="0012e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para escenario específico</text:p>
      <text:p text:style-name="P4"><text:s/>de atributo de calidad</text:p>
      <text:p text:style-name="P3"/>
      <text:p text:style-name="P3">Requerimiento no funcional asociado: <text:span text:style-name="T1">El sistema debe poder recibir al menos 10000 visitas por segundo</text:span></text:p>
      <text:p text:style-name="P3"/>
      <text:p text:style-name="P3"/>
      <text:p text:style-name="P5">Categoría: <text:span text:style-name="T1">Capacidad</text:span></text:p>
      <text:p text:style-name="P3"/>
      <text:p text:style-name="P3"/>
      <text:p text:style-name="P3">Fuente del estímulo: <text:span text:style-name="T3">Usuarios que visitan alguna sección del sitio</text:span></text:p>
      <text:p text:style-name="P3"/>
      <text:p text:style-name="P3"/>
      <text:p text:style-name="P3">Estímulo: <text:span text:style-name="T6">Arrivos stocasticos de eventos, </text:span><text:span text:style-name="T7">en una sección aleatoria del sitio.</text:span></text:p>
      <text:p text:style-name="P3"/>
      <text:p text:style-name="P3"/>
      <text:p text:style-name="P3">Ambiente o contexto: <text:span text:style-name="T5">Operación normal</text:span></text:p>
      <text:p text:style-name="P3"/>
      <text:p text:style-name="P3"/>
      <text:p text:style-name="P3">Artefacto: <text:span text:style-name="T4">Sistema</text:span></text:p>
      <text:p text:style-name="P3"/>
      <text:p text:style-name="P3"/>
      <text:p text:style-name="P3">Respuesta: <text:span text:style-name="T8">Las solicitudes deben seguir siendo respondidas en menos de 1000ms y otros datos deben ser cargados en menos de 5000ms, </text:span><text:span text:style-name="T9">mientras no se supere dicha concurrencia.</text:span></text:p>
      <text:p text:style-name="P3"/>
      <text:p text:style-name="P3"/>
      <text:p text:style-name="P3">Medición de la respuesta: <text:span text:style-name="T10">La respuesta se tomará según la latencia por solicitud y la cantidad de solicitudes no atendidas.</text:span></text:p>
      <text:p text:style-name="P3"/>
      <text:p text:style-name="P3"/>
      <text:p text:style-name="P3"/>
      <text:p text:style-name="P5">Este escenario se logrará mediante las siguientes tácticas:</text:p>
      <text:p text:style-name="P6"><text:span text:style-name="T11">Copias del cómputo/datos:</text:span></text:p>
      <text:p text:style-name="P6"><text:span text:style-name="T12">El sistema tendrá múltiples copias de los datos estáticos (css, javascript, etc) y estos serán servidos desde servidores exclusivos (CDN, por ejemplo)</text:span></text:p>
      <text:p text:style-name="P7"><text:span text:style-name="T13">Se tendrán múltiples copias del cómputo de servidores y bases de datos.</text:span></text:p>
      <text:p text:style-name="P7"><text:span text:style-name="T13">Se hará un uso extensivo de caches para aprovechar la jerarquía de memoria. En particular se utilizarán caches locales del servidor y las caches a nivel del naveg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Header">
      <style:text-properties style:font-name="Times New Roman" fo:font-size="10pt" style:font-size-asian="10pt" style:font-size-complex="10pt"/>
    </style:style>
    <style:style style:name="MT1" style:family="text">
      <style:text-properties officeooo:rsid="000ac9b6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span text:style-name="MT1">Lines and Boxes</text:span><text:tab/><text:tab/><text:date style:data-style-name="N37" text:date-value="2012-10-23T22:26:26.68" text:fixed="true">23/10/12</text:date></text:p>
        <text:p text:style-name="MP2">Elaborado por: <text:span text:style-name="MT1">Esteban Rodríguez Betancourt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26:26.82</meta:creation-date>
    <meta:editing-duration>PT26M59S</meta:editing-duration>
    <meta:editing-cycles>12</meta:editing-cycles>
    <meta:generator>LibreOffice/3.6$Windows_x86 LibreOffice_project/e29a214-2bbed72-0621de6-a97528c-8f066d</meta:generator>
    <dc:date>2012-10-23T23:03:51.41</dc:date>
    <meta:document-statistic meta:table-count="0" meta:image-count="0" meta:object-count="0" meta:page-count="1" meta:paragraph-count="17" meta:word-count="184" meta:character-count="1224" meta:non-whitespace-character-count="1054"/>
  </office:meta>
</office:document-meta>
</file>